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.creat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.getFlow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Mix.setFlowRegistry( FlowRegistry fl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.setEndpointRegistry( EndpointRegistry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.setListenerRegistry( ListenerRegistry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.getListen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.getEndpoi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